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FC0000007E96BF087124BA18C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9.002cm" fo:margin-left="-0.63cm" style:page-number="auto" table:align="left" style:writing-mode="lr-tb"/>
    </style:style>
    <style:style style:name="Tabela1.A" style:family="table-column">
      <style:table-column-properties style:column-width="8.948cm"/>
    </style:style>
    <style:style style:name="Tabela1.B" style:family="table-column">
      <style:table-column-properties style:column-width="1.563cm"/>
    </style:style>
    <style:style style:name="Tabela1.C" style:family="table-column">
      <style:table-column-properties style:column-width="8.491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1.A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bottom" fo:padding="0cm" fo:border="0.5pt solid #000000" style:writing-mode="lr-tb"/>
    </style:style>
    <style:style style:name="Tabela1.C3" style:family="table-cell">
      <style:table-cell-properties style:vertical-align="bottom" fo:padding="0cm" fo:border-left="0.5pt solid #000000" fo:border-right="0.5pt solid #000000" fo:border-top="none" fo:border-bottom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" fo:padding="0cm" fo:border-left="0.5pt solid #000000" fo:border-right="0.5pt solid #000000" fo:border-top="none" fo:border-bottom="0.5pt solid #000000" style:writing-mode="lr-tb"/>
    </style:style>
    <style:style style:name="Tabela1.C5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Tabela1.7" style:family="table-row">
      <style:table-row-properties style:min-row-height="2.159cm" fo:keep-together="always"/>
    </style:style>
    <style:style style:name="Tabela1.A7" style:family="table-cell">
      <style:table-cell-properties style:vertical-align="middle" fo:padding="0cm" fo:border="0.5pt solid #000000" style:writing-mode="lr-tb"/>
    </style:style>
    <style:style style:name="Tabela1.10" style:family="table-row">
      <style:table-row-properties style:min-row-height="2.09cm" fo:keep-together="always"/>
    </style:style>
    <style:style style:name="Tabela1.A12" style:family="table-cell">
      <style:table-cell-properties style:vertical-align="middle" fo:padding="0cm" fo:border-left="0.5pt solid #000000" fo:border-right="1pt solid #000000" fo:border-top="none" fo:border-bottom="0.5pt solid #000000" style:writing-mode="lr-tb"/>
    </style:style>
    <style:style style:name="Tabela1.14" style:family="table-row">
      <style:table-row-properties style:min-row-height="0.607cm" fo:keep-together="always"/>
    </style:style>
    <style:style style:name="Tabela1.19" style:family="table-row">
      <style:table-row-properties style:min-row-height="0.87cm" fo:keep-together="always"/>
    </style:style>
    <style:style style:name="Tabela1.A19" style:family="table-cell">
      <style:table-cell-properties style:vertical-align="middle" fo:padding="0cm" fo:border-left="0.5pt solid #000000" fo:border-right="1pt solid #000000" fo:border-top="2.25pt solid #000000" fo:border-bottom="0.5pt solid #000000" style:writing-mode="lr-tb"/>
    </style:style>
    <style:style style:name="Tabela1.A20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Tabela1.A21" style:family="table-cell">
      <style:table-cell-properties style:vertical-align="middle" fo:padding="0cm" fo:border-left="0.5pt solid #000000" fo:border-right="0.5pt solid #000000" fo:border-top="2pt solid #000000" fo:border-bottom="2pt solid #000000" style:writing-mode="lr-tb"/>
    </style:style>
    <style:style style:name="Tabela1.A23" style:family="table-cell">
      <style:table-cell-properties style:vertical-align="middle" fo:padding="0cm" fo:border-left="0.5pt solid #000000" fo:border-right="0.5pt solid #000000" fo:border-top="0.05pt solid #000000" fo:border-bottom="2pt solid #000000" style:writing-mode="lr-tb"/>
    </style:style>
    <style:style style:name="P1" style:family="paragraph" style:parent-style-name="Header">
      <style:text-properties officeooo:paragraph-rsid="0012aa7c"/>
    </style:style>
    <style:style style:name="P2" style:family="paragraph" style:parent-style-name="Heading_20_2">
      <style:paragraph-properties fo:margin-top="0.106cm" fo:margin-bottom="0.106cm" loext:contextual-spacing="false" fo:text-align="justify" style:justify-single-word="false"/>
    </style:style>
    <style:style style:name="P3" style:family="paragraph" style:parent-style-name="Heading_20_2">
      <style:paragraph-properties fo:margin-top="0.106cm" fo:margin-bottom="0.106cm" loext:contextual-spacing="false" fo:text-align="start" style:justify-single-word="false"/>
      <style:text-properties fo:font-size="12pt" officeooo:paragraph-rsid="00102ffa" style:font-size-asian="12pt" style:font-size-complex="12pt"/>
    </style:style>
    <style:style style:name="P4" style:family="paragraph" style:parent-style-name="Heading_20_2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5" style:family="paragraph" style:parent-style-name="Heading_20_2">
      <style:paragraph-properties fo:margin-top="0.071cm" fo:margin-bottom="0.071cm" loext:contextual-spacing="false" fo:text-align="start" style:justify-single-word="false"/>
      <style:text-properties fo:font-size="12pt" style:font-size-asian="12pt" style:font-size-complex="12pt"/>
    </style:style>
    <style:style style:name="P6" style:family="paragraph" style:parent-style-name="Heading_20_2">
      <style:paragraph-properties fo:margin-top="0.071cm" fo:margin-bottom="0.071cm" loext:contextual-spacing="false" fo:text-align="start" style:justify-single-word="false"/>
      <style:text-properties fo:font-size="12pt" officeooo:paragraph-rsid="00102ffa" style:font-size-asian="12pt" style:font-size-complex="12pt"/>
    </style:style>
    <style:style style:name="P7" style:family="paragraph" style:parent-style-name="Heading_20_2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8" style:family="paragraph" style:parent-style-name="Heading_20_3" style:list-style-name="WW8Num2">
      <style:paragraph-properties style:snap-to-layout-grid="false"/>
      <style:text-properties fo:font-size="4pt" style:font-size-asian="4pt"/>
    </style:style>
    <style:style style:name="P9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P10" style:family="paragraph" style:parent-style-name="Heading_20_3">
      <style:text-properties fo:color="#0000ff" fo:font-size="12pt" style:font-size-asian="12pt"/>
    </style:style>
    <style:style style:name="P11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/>
    </style:style>
    <style:style style:name="P12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 style:font-weight-complex="bold"/>
    </style:style>
    <style:style style:name="P13" style:family="paragraph" style:parent-style-name="Heading_20_3">
      <style:paragraph-properties style:snap-to-layout-grid="false"/>
    </style:style>
    <style:style style:name="P14" style:family="paragraph" style:parent-style-name="Heading_20_3">
      <style:text-properties fo:font-size="12pt" style:font-size-asian="12pt" style:font-size-complex="12pt"/>
    </style:style>
    <style:style style:name="P15" style:family="paragraph" style:parent-style-name="Heading_20_3">
      <style:paragraph-properties fo:margin-top="0.106cm" fo:margin-bottom="0.106cm" loext:contextual-spacing="false" fo:text-align="justify" style:justify-single-word="false"/>
      <style:text-properties officeooo:paragraph-rsid="0012aa7c"/>
    </style:style>
    <style:style style:name="P16" style:family="paragraph" style:parent-style-name="Heading_20_3">
      <style:paragraph-properties fo:margin-top="0.106cm" fo:margin-bottom="0.106cm" loext:contextual-spacing="false" fo:text-align="justify" style:justify-single-word="false"/>
      <style:text-properties fo:font-size="12pt" officeooo:paragraph-rsid="00102ffa" style:font-size-asian="12pt"/>
    </style:style>
    <style:style style:name="P17" style:family="paragraph" style:parent-style-name="Heading_20_8">
      <style:text-properties officeooo:paragraph-rsid="0012aa7c"/>
    </style:style>
    <style:style style:name="P18" style:family="paragraph" style:parent-style-name="Standard">
      <style:text-properties fo:font-weight="bold" style:font-weight-asian="bold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paragraph-rsid="00102ffa" style:font-weight-asian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2" style:family="paragraph" style:parent-style-name="Standard">
      <style:text-properties officeooo:paragraph-rsid="0012aa7c"/>
    </style:style>
    <style:style style:name="P23" style:family="paragraph" style:parent-style-name="Standard">
      <style:paragraph-properties fo:margin-top="0.106cm" fo:margin-bottom="0cm" loext:contextual-spacing="false" fo:text-align="center" style:justify-single-word="false"/>
      <style:text-properties officeooo:paragraph-rsid="00102ffa"/>
    </style:style>
    <style:style style:name="P24" style:family="paragraph" style:parent-style-name="Standard">
      <style:paragraph-properties fo:margin-top="0.106cm" fo:margin-bottom="0cm" loext:contextual-spacing="false" fo:text-align="center" style:justify-single-word="false"/>
      <style:text-properties officeooo:paragraph-rsid="0012aa7c"/>
    </style:style>
    <style:style style:name="P25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02ffa"/>
    </style:style>
    <style:style style:name="P26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P27" style:family="paragraph" style:parent-style-name="Standard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8" style:family="paragraph" style:parent-style-name="Standard">
      <style:paragraph-properties fo:margin-top="0.106cm" fo:margin-bottom="0.106cm" loext:contextual-spacing="false" fo:text-align="justify" style:justify-single-word="false"/>
      <style:text-properties officeooo:paragraph-rsid="00102ffa"/>
    </style:style>
    <style:style style:name="P29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weight-complex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02ffa" style:font-size-asian="12pt"/>
    </style:style>
    <style:style style:name="T7" style:family="text">
      <style:text-properties fo:font-size="12pt" fo:font-weight="normal" style:font-size-asian="12pt" style:font-weight-asian="normal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0" style:family="text">
      <style:text-properties fo:color="#0000ff" fo:font-size="14pt" fo:font-weight="bold" style:font-size-asian="14pt" style:font-weight-asian="bold" style:font-weight-complex="bold"/>
    </style:style>
    <style:style style:name="T11" style:family="text">
      <style:text-properties fo:color="#0000ff" fo:font-weight="bold" style:font-weight-asian="bold"/>
    </style:style>
    <style:style style:name="T12" style:family="text">
      <style:text-properties fo:color="#0000ff" fo:font-weight="bold" officeooo:rsid="00102ffa" style:font-weight-asian="bold"/>
    </style:style>
    <style:style style:name="T13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fo:color="#0000ff" style:font-name="Times New Roman" fo:font-size="12pt" fo:language="pt" fo:country="BR" fo:font-weight="bold" officeooo:rsid="00102ffa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/>
    </style:style>
    <style:style style:name="T15" style:family="text">
      <style:text-properties fo:color="#0000ff" style:font-name="Times New Roman" fo:font-size="12pt" fo:language="pt" fo:country="BR" fo:font-weight="bold" officeooo:rsid="0010dd46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/>
    </style:style>
    <style:style style:name="T19" style:family="text">
      <style:text-properties fo:font-size="10pt" style:font-size-asian="10pt" style:font-size-complex="10pt" style:font-weight-complex="normal"/>
    </style:style>
    <style:style style:name="T20" style:family="text">
      <style:text-properties fo:font-size="10pt" fo:font-weight="bold" style:font-size-asian="10pt" style:font-weight-asian="bold" style:font-size-complex="10pt"/>
    </style:style>
    <style:style style:name="T21" style:family="text">
      <style:text-properties fo:font-size="10pt" fo:font-weight="normal" style:font-size-asian="10pt" style:font-weight-asian="normal" style:font-size-complex="10pt"/>
    </style:style>
    <style:style style:name="T22" style:family="text">
      <style:text-properties fo:color="#000000" fo:font-size="12pt" fo:font-weight="bold" style:font-size-asian="12pt" style:font-weight-asian="bold"/>
    </style:style>
    <style:style style:name="T23" style:family="text">
      <style:text-properties style:font-weight-complex="normal"/>
    </style:style>
    <style:style style:name="T24" style:family="text">
      <style:text-properties fo:font-size="18pt" fo:font-weight="bold" style:font-size-asian="18pt" style:font-weight-asian="bold" style:font-size-complex="18pt"/>
    </style:style>
    <style:style style:name="T25" style:family="text">
      <style:text-properties officeooo:rsid="001565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21">REQUISITOS DE ENTRADA </text:p>
          </table:table-cell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6">Cliente: </text:span><text:span text:style-name="T14">COMERCIAL / CONCESSIONÁRIA</text:span></text:p>
          </table:table-cell>
          <table:covered-table-cell/>
          <table:table-cell table:style-name="Tabela1.C2" office:value-type="string">
            <text:p text:style-name="Standard"><text:span text:style-name="T16">Preço Mercado: </text:span><text:span text:style-name="T11">R$ </text:span></text:p>
          </table:table-cell>
        </table:table-row>
        <table:table-row table:style-name="Tabela1.1">
          <table:table-cell table:style-name="Tabela1.A2" table:number-columns-spanned="2" office:value-type="string">
            <text:p text:style-name="P18">Contato:</text:p>
          </table:table-cell>
          <table:covered-table-cell/>
          <table:table-cell table:style-name="Tabela1.C3" office:value-type="string">
            <text:p text:style-name="Standard"><text:span text:style-name="T16">Potencial de Merc.: </text:span><text:span text:style-name="T11">pçs/ano</text:span></text:p>
          </table:table-cell>
        </table:table-row>
        <table:table-row table:style-name="Tabela1.4">
          <table:table-cell table:style-name="Tabela1.A4" table:number-columns-spanned="2" office:value-type="string">
            <text:p text:style-name="P18">Código do Produto do Cliente: </text:p>
          </table:table-cell>
          <table:covered-table-cell/>
          <table:table-cell table:style-name="Tabela1.C4" table:number-rows-spanned="2" office:value-type="string">
            <text:p text:style-name="Standard"><text:span text:style-name="T16">Nome Inicial do Produto Intelli:</text:span><text:span text:style-name="T11"> </text:span><text:span text:style-name="T12">QQ-000</text:span></text:p>
          </table:table-cell>
        </table:table-row>
        <table:table-row table:style-name="Tabela1.4">
          <table:table-cell table:style-name="Tabela1.A4" table:number-columns-spanned="2" office:value-type="string">
            <text:p text:style-name="P19">Desenho do cliente:</text:p>
          </table:table-cell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Standard"><text:span text:style-name="T17">Especificações: </text:span></text:p>
          </table:table-cell>
          <table:table-cell table:style-name="Tabela1.B6" table:number-columns-spanned="2" office:value-type="string">
            <text:p text:style-name="P30">Normas:</text:p>
          </table:table-cell>
          <table:covered-table-cell/>
        </table:table-row>
        <table:table-row table:style-name="Tabela1.7">
          <table:table-cell table:style-name="Tabela1.A7" table:number-columns-spanned="3" office:value-type="string">
            <text:h text:style-name="P3" text:outline-level="2">MOTIVO:</text:h>
            <text:h text:style-name="P4" text:outline-level="2"><field:fieldmark text:name="__Fieldmark__758_2172032815" field:type="vnd.oasis.opendocument.field.FORMCHECKBOX"><field:param field:name="Checkbox_HelpText" field:value=""/><field:param field:name="Checkbox_Name" field:value=""/></field:fieldmark><text:s/>Orçamento p/ Cliente <text:s text:c="4"/><field:fieldmark text:name="__Fieldmark__759_2172032815" field:type="vnd.oasis.opendocument.field.FORMCHECKBOX"><field:param field:name="Checkbox_Checked" field:value="true"/><field:param field:name="Checkbox_HelpText" field:value=""/><field:param field:name="Checkbox_Name" field:value=""/></field:fieldmark><text:s/>Necessidade de Mercado <text:s text:c="3"/><field:fieldmark text:name="__Fieldmark__760_2172032815" field:type="vnd.oasis.opendocument.field.FORMCHECKBOX"><field:param field:name="Checkbox_Checked" field:value="true"/><field:param field:name="Checkbox_HelpText" field:value=""/><field:param field:name="Checkbox_Name" field:value=""/></field:fieldmark><text:s/>Complemento da Linha de Produto</text:h>
            <text:p text:style-name="P29"><field:fieldmark text:name="__Fieldmark__761_2172032815" field:type="vnd.oasis.opendocument.field.FORMCHECKBOX"><field:param field:name="Checkbox_HelpText" field:value=""/><field:param field:name="Checkbox_Name" field:value=""/></field:fieldmark><text:span text:style-name="T16"><text:s/>Adequação ao Uso <text:s text:c="9"/></text:span><field:fieldmark text:name="__Fieldmark__762_2172032815" field:type="vnd.oasis.opendocument.field.FORMCHECKBOX"><field:param field:name="Checkbox_HelpText" field:value=""/><field:param field:name="Checkbox_Name" field:value=""/></field:fieldmark><text:span text:style-name="T16"><text:s/>Perda de Mercado <text:s text:c="14"/></text:span><field:fieldmark text:name="__Fieldmark__763_2172032815" field:type="vnd.oasis.opendocument.field.FORMCHECKBOX"><field:param field:name="Checkbox_HelpText" field:value=""/><field:param field:name="Checkbox_Name" field:value=""/></field:fieldmark><text:span text:style-name="T16"><text:s text:c="2"/>Melhora do ferramental e processo</text:span></text:p>
          </table:table-cell>
          <table:covered-table-cell/>
          <table:covered-table-cell/>
        </table:table-row>
        <table:table-row table:style-name="Tabela1.1">
          <table:table-cell table:style-name="Tabela1.C5" table:number-columns-spanned="3" office:value-type="string">
            <text:h text:style-name="P4" text:outline-level="2">PROCESSOS ENVOLVIDOS:</text:h>
            <text:h text:style-name="P7" text:outline-level="2"><field:fieldmark text:name="__Fieldmark__764_2172032815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765_2172032815" field:type="vnd.oasis.opendocument.field.FORMCHECKBOX"><field:param field:name="Checkbox_HelpText" field:value=""/><field:param field:name="Checkbox_Name" field:value=""/></field:fieldmark><text:s/>Usinagem <text:s text:c="7"/><field:fieldmark text:name="__Fieldmark__766_2172032815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767_2172032815" field:type="vnd.oasis.opendocument.field.FORMCHECKBOX"><field:param field:name="Checkbox_HelpText" field:value=""/><field:param field:name="Checkbox_Name" field:value=""/></field:fieldmark><text:s/>Repuxo<text:span text:style-name="T18"> <text:s text:c="2"/></text:span><text:s text:c="9"/><field:fieldmark text:name="__Fieldmark__768_2172032815" field:type="vnd.oasis.opendocument.field.FORMCHECKBOX"><field:param field:name="Checkbox_HelpText" field:value=""/><field:param field:name="Checkbox_Name" field:value=""/></field:fieldmark><text:s/>Fundição </text:h>
            <text:p text:style-name="P27"><field:fieldmark text:name="__Fieldmark__769_217203281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6"><text:s/>Injeção de Termoplásticos <text:s text:c="13"/></text:span><field:fieldmark text:name="__Fieldmark__770_2172032815" field:type="vnd.oasis.opendocument.field.FORMCHECKBOX"><field:param field:name="Checkbox_HelpText" field:value=""/><field:param field:name="Checkbox_Name" field:value=""/></field:fieldmark><text:span text:style-name="T16"><text:s/>Trefilação <text:s text:c="9"/></text:span><field:fieldmark text:name="__Fieldmark__771_2172032815" field:type="vnd.oasis.opendocument.field.FORMCHECKBOX"><field:param field:name="Checkbox_HelpText" field:value=""/><field:param field:name="Checkbox_Name" field:value=""/></field:fieldmark><text:span text:style-name="T16"><text:s/>Extrusão <text:s text:c="7"/></text:span><field:fieldmark text:name="__Fieldmark__772_2172032815" field:type="vnd.oasis.opendocument.field.FORMCHECKBOX"><field:param field:name="Checkbox_HelpText" field:value=""/><field:param field:name="Checkbox_Name" field:value=""/></field:fieldmark><text:span text:style-name="T16"><text:s/>Op. realizada por terceiros</text:span></text:p>
          </table:table-cell>
          <table:covered-table-cell/>
          <table:covered-table-cell/>
        </table:table-row>
        <table:table-row table:style-name="Tabela1.1">
          <table:table-cell table:style-name="Tabela1.C5" table:number-columns-spanned="3" office:value-type="string">
            <text:h text:style-name="P4" text:outline-level="2">FERRAMENTAS ENVOLVIDAS:</text:h>
            <text:h text:style-name="P7" text:outline-level="2"><field:fieldmark text:name="__Fieldmark__773_2172032815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774_2172032815" field:type="vnd.oasis.opendocument.field.FORMCHECKBOX"><field:param field:name="Checkbox_HelpText" field:value=""/><field:param field:name="Checkbox_Name" field:value=""/></field:fieldmark><text:s/>Usinagem <text:s text:c="7"/><field:fieldmark text:name="__Fieldmark__775_2172032815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776_2172032815" field:type="vnd.oasis.opendocument.field.FORMCHECKBOX"><field:param field:name="Checkbox_HelpText" field:value=""/><field:param field:name="Checkbox_Name" field:value=""/></field:fieldmark><text:s/>Repuxo<text:span text:style-name="T18"> <text:s text:c="2"/></text:span><text:s text:c="8"/><field:fieldmark text:name="__Fieldmark__777_2172032815" field:type="vnd.oasis.opendocument.field.FORMCHECKBOX"><field:param field:name="Checkbox_HelpText" field:value=""/><field:param field:name="Checkbox_Name" field:value=""/></field:fieldmark><text:s/>Fundição </text:h>
            <text:h text:style-name="P7" text:outline-level="2"><field:fieldmark text:name="__Fieldmark__778_2172032815" field:type="vnd.oasis.opendocument.field.FORMCHECKBOX"><field:param field:name="Checkbox_Checked" field:value="true"/><field:param field:name="Checkbox_HelpText" field:value=""/><field:param field:name="Checkbox_Name" field:value=""/></field:fieldmark><text:s/>Injeção de Termoplásticos <text:s text:c="14"/><field:fieldmark text:name="__Fieldmark__779_2172032815" field:type="vnd.oasis.opendocument.field.FORMCHECKBOX"><field:param field:name="Checkbox_HelpText" field:value=""/><field:param field:name="Checkbox_Name" field:value=""/></field:fieldmark><text:s/>Trefilação <text:s text:c="9"/><field:fieldmark text:name="__Fieldmark__780_2172032815" field:type="vnd.oasis.opendocument.field.FORMCHECKBOX"><field:param field:name="Checkbox_HelpText" field:value=""/><field:param field:name="Checkbox_Name" field:value=""/></field:fieldmark><text:s/>Extrusão <text:s text:c="6"/><field:fieldmark text:name="__Fieldmark__781_2172032815" field:type="vnd.oasis.opendocument.field.FORMCHECKBOX"><field:param field:name="Checkbox_HelpText" field:value=""/><field:param field:name="Checkbox_Name" field:value=""/></field:fieldmark><text:span text:style-name="T18"><text:s/></text:span><text:span text:style-name="T23">Op. realizada por terceiros</text:span></text:h>
          </table:table-cell>
          <table:covered-table-cell/>
          <table:covered-table-cell/>
        </table:table-row>
        <table:table-row table:style-name="Tabela1.10">
          <table:table-cell table:style-name="Tabela1.C5" table:number-columns-spanned="3" office:value-type="string">
            <text:h text:style-name="P4" text:outline-level="2"><text:span text:style-name="T25">A</text:span>NEXOS:</text:h>
            <text:h text:style-name="P7" text:outline-level="2"><field:fieldmark text:name="__Fieldmark__782_2172032815" field:type="vnd.oasis.opendocument.field.FORMCHECKBOX"><field:param field:name="Checkbox_Checked" field:value="true"/><field:param field:name="Checkbox_HelpText" field:value=""/><field:param field:name="Checkbox_Name" field:value=""/></field:fieldmark><text:s/>Desenhos <text:s text:c="29"/><field:fieldmark text:name="__Fieldmark__783_2172032815" field:type="vnd.oasis.opendocument.field.FORMCHECKBOX"><field:param field:name="Checkbox_HelpText" field:value=""/><field:param field:name="Checkbox_Name" field:value=""/></field:fieldmark><text:s/>Fotos <text:s text:c="22"/><field:fieldmark text:name="__Fieldmark__784_2172032815" field:type="vnd.oasis.opendocument.field.FORMCHECKBOX"><field:param field:name="Checkbox_HelpText" field:value=""/><field:param field:name="Checkbox_Name" field:value=""/></field:fieldmark><text:s/>Catálogos <text:s text:c="18"/><field:fieldmark text:name="__Fieldmark__785_2172032815" field:type="vnd.oasis.opendocument.field.FORMCHECKBOX"><field:param field:name="Checkbox_Checked" field:value="true"/><field:param field:name="Checkbox_HelpText" field:value=""/><field:param field:name="Checkbox_Name" field:value=""/></field:fieldmark>Amostra </text:h>
            <text:p text:style-name="P27"><field:fieldmark text:name="__Fieldmark__786_2172032815" field:type="vnd.oasis.opendocument.field.FORMCHECKBOX"><field:param field:name="Checkbox_HelpText" field:value=""/><field:param field:name="Checkbox_Name" field:value=""/></field:fieldmark><text:span text:style-name="T16"><text:s/>Especificações <text:s text:c="23"/></text:span><field:fieldmark text:name="__Fieldmark__787_2172032815" field:type="vnd.oasis.opendocument.field.FORMCHECKBOX"><field:param field:name="Checkbox_HelpText" field:value=""/><field:param field:name="Checkbox_Name" field:value=""/></field:fieldmark><text:span text:style-name="T16"><text:s/>Normas <text:s text:c="18"/></text:span><field:fieldmark text:name="__Fieldmark__788_2172032815" field:type="vnd.oasis.opendocument.field.FORMCHECKBOX"><field:param field:name="Checkbox_HelpText" field:value=""/><field:param field:name="Checkbox_Name" field:value=""/></field:fieldmark><text:span text:style-name="T16"><text:s/>___________________________</text:span></text:p>
          </table:table-cell>
          <table:covered-table-cell/>
          <table:covered-table-cell/>
        </table:table-row>
        <table:table-row table:style-name="Tabela1.1">
          <table:table-cell table:style-name="Tabela1.C5" table:number-columns-spanned="3" office:value-type="string">
            <text:h text:style-name="P14" text:outline-level="3">OBSERVAÇÕES:</text:h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10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10" text:outline-level="3"/>
          </table:table-cell>
          <table:covered-table-cell/>
          <table:covered-table-cell/>
        </table:table-row>
        <table:table-row table:style-name="Tabela1.14">
          <table:table-cell table:style-name="Tabela1.A12" table:number-columns-spanned="3" office:value-type="string">
            <text:h text:style-name="P10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10" text:outline-level="3"/>
          </table:table-cell>
          <table:covered-table-cell/>
          <table:covered-table-cell/>
        </table:table-row>
        <table:table-row table:style-name="Tabela1.1">
          <table:table-cell table:style-name="Tabela1.B6" table:number-columns-spanned="3" office:value-type="string">
            <text:h text:style-name="P11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1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12" text:outline-level="3"/>
          </table:table-cell>
          <table:covered-table-cell/>
          <table:covered-table-cell/>
        </table:table-row>
        <table:table-row table:style-name="Tabela1.19">
          <table:table-cell table:style-name="Tabela1.A19" table:number-columns-spanned="3" office:value-type="string">
            <text:h text:style-name="Heading_20_3" text:outline-level="3"><text:span text:style-name="T4">Data de In</text:span><text:span text:style-name="T6">í</text:span><text:span text:style-name="T4">cio do Processo: __</text:span><text:span text:style-name="T15">00</text:span><text:span text:style-name="T4">__ /_ <text:s/></text:span><text:span text:style-name="T15">00</text:span><text:span text:style-name="T4">__ /__</text:span><text:span text:style-name="T15">25</text:span><text:span text:style-name="T4">___</text:span></text:h>
          </table:table-cell>
          <table:covered-table-cell/>
          <table:covered-table-cell/>
        </table:table-row>
        <table:table-row table:style-name="Tabela1.1">
          <table:table-cell table:style-name="Tabela1.A20" table:number-columns-spanned="3" office:value-type="string">
            <text:h text:style-name="P2" text:outline-level="2"><text:span text:style-name="T4">Data estipulada para Conclusão do Processo: __</text:span><text:span text:style-name="T15">00</text:span><text:span text:style-name="T4">___/__</text:span><text:span text:style-name="T15">00</text:span><text:span text:style-name="T4">___ /__</text:span><text:span text:style-name="T15">25</text:span><text:span text:style-name="T4">___</text:span>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5" text:outline-level="3"><text:span text:style-name="T4">Aprovação da Engenharia de Produto:__________ <text:s/></text:span><field:fieldmark text:name="__Fieldmark__789_217203281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4"><text:s/>Aprovado <text:s text:c="4"/></text:span><field:fieldmark text:name="__Fieldmark__790_2172032815" field:type="vnd.oasis.opendocument.field.FORMCHECKBOX"><field:param field:name="Checkbox_HelpText" field:value=""/><field:param field:name="Checkbox_Name" field:value=""/></field:fieldmark><text:span text:style-name="T4"><text:s/>Não Aprovado</text:span></text:h>
            <text:h text:style-name="P16" text:outline-level="3">Data: _____/_____/_____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5" text:outline-level="3"><text:span text:style-name="T4">Aprovação pela Diretoria Comercial: __________ <text:s/></text:span><field:fieldmark text:name="__Fieldmark__791_217203281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4"><text:s/>Aprovado <text:s text:c="5"/></text:span><field:fieldmark text:name="__Fieldmark__792_2172032815" field:type="vnd.oasis.opendocument.field.FORMCHECKBOX"><field:param field:name="Checkbox_HelpText" field:value=""/><field:param field:name="Checkbox_Name" field:value=""/></field:fieldmark><text:span text:style-name="T4"><text:s/>Não Aprovado</text:span></text:h>
            <text:p text:style-name="P28"><text:span text:style-name="T22">Data: </text:span><text:span text:style-name="T4">_____/_____/_____</text:span></text:p>
          </table:table-cell>
          <table:covered-table-cell/>
          <table:covered-table-cell/>
        </table:table-row>
        <table:table-row table:style-name="Tabela1.1">
          <table:table-cell table:style-name="Tabela1.A23" table:number-columns-spanned="3" office:value-type="string">
            <text:h text:style-name="P15" text:outline-level="3"><text:span text:style-name="T4">Aprovação pelo Cliente: <text:s/></text:span><field:fieldmark text:name="__Fieldmark__793_2172032815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4"><text:s/>Aprovado <text:s text:c="12"/></text:span><field:fieldmark text:name="__Fieldmark__794_2172032815" field:type="vnd.oasis.opendocument.field.FORMCHECKBOX"><field:param field:name="Checkbox_HelpText" field:value=""/><field:param field:name="Checkbox_Name" field:value=""/></field:fieldmark><text:span text:style-name="T4"><text:s/>Não Aprovado</text:span></text:h>
            <text:p text:style-name="P28"><text:span text:style-name="T22">Visto do Departamento Comercial: ___________________ <text:s text:c="2"/>Data: ____/_____/_____ <text:s/></text:span></text:p>
          </table:table-cell>
          <table:covered-table-cell/>
          <table:covered-table-cell/>
        </table:table-row>
      </table:table>
      <text:p text:style-name="P18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106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fo:font-size="10pt" fo:font-weight="bold" style:font-size-asian="10pt" style:font-weight-asian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 style:master-page-name="Standard">
      <style:table-properties style:width="19.002cm" fo:margin-left="-0.63cm" style:page-number="auto" table:align="left" style:writing-mode="lr-tb"/>
    </style:style>
    <style:style style:name="Tabela2.A" style:family="table-column">
      <style:table-column-properties style:column-width="3.272cm"/>
    </style:style>
    <style:style style:name="Tabela2.B" style:family="table-column">
      <style:table-column-properties style:column-width="15.73cm"/>
    </style:style>
    <style:style style:name="Tabela2.1" style:family="table-row">
      <style:table-row-properties style:min-row-height="2.196cm" fo:keep-together="auto"/>
    </style:style>
    <style:style style:name="Tabela2.A1" style:family="table-cell">
      <style:table-cell-properties style:vertical-align="top" fo:background-color="#ffffff" fo:padding="0cm" fo:border-left="0.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0.05pt solid #000000" style:writing-mode="lr-tb"/>
    </style:style>
    <style:style style:name="MP1" style:family="paragraph" style:parent-style-name="Header">
      <style:text-properties officeooo:paragraph-rsid="0012aa7c"/>
    </style:style>
    <style:style style:name="MP2" style:family="paragraph" style:parent-style-name="Heading_20_8">
      <style:text-properties officeooo:paragraph-rsid="0012aa7c"/>
    </style:style>
    <style:style style:name="MP3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MP4" style:family="paragraph" style:parent-style-name="Standard">
      <style:paragraph-properties fo:margin-top="0.106cm" fo:margin-bottom="0cm" loext:contextual-spacing="false" fo:text-align="center" style:justify-single-word="false"/>
      <style:text-properties officeooo:paragraph-rsid="0012aa7c"/>
    </style:style>
    <style:style style:name="MP5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MP6" style:family="paragraph" style:parent-style-name="Standard">
      <style:text-properties officeooo:paragraph-rsid="0012aa7c"/>
    </style:style>
    <style:style style:name="MP7" style:family="paragraph" style:parent-style-name="Standard">
      <style:text-properties fo:font-weight="bold" officeooo:paragraph-rsid="00102ffa" style:font-weight-asian="bold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T2" style:family="text">
      <style:text-properties fo:font-size="12pt" style:font-size-asian="12pt"/>
    </style:style>
    <style:style style:name="MT3" style:family="text">
      <style:text-properties fo:font-size="14pt" fo:font-weight="bold" style:font-size-asian="14pt" style:font-weight-asian="bold" style:font-weight-complex="bold"/>
    </style:style>
    <style:style style:name="MT4" style:family="text">
      <style:text-properties fo:font-size="14pt" style:font-size-asian="14pt"/>
    </style:style>
    <style:style style:name="MT5" style:family="text">
      <style:text-properties fo:color="#0000ff" fo:font-size="14pt" fo:font-weight="bold" style:font-size-asian="14pt" style:font-weight-asian="bold" style:font-weight-complex="bold"/>
    </style:style>
    <style:style style:name="MT6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7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8" style:family="text">
      <style:text-properties fo:font-size="14pt" fo:font-weight="bold" style:font-size-asian="14pt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635cm" fo:margin-bottom="0.318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/>
      </style:header-style>
      <style:footer-style>
        <style:header-footer-properties fo:min-height="0.6cm" fo:margin-left="0cm" fo:margin-right="0cm" fo:margin-top="0.101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h text:style-name="MP2" text:outline-level="8"><draw:frame draw:style-name="Mfr1" draw:name="Figura2" text:anchor-type="paragraph" svg:x="0.099cm" svg:y="1.138cm" svg:width="3.096cm" svg:height="0.547cm" draw:z-index="0"><draw:image xlink:href="Pictures/10000201000002FC0000007E96BF087124BA18CE.png" xlink:type="simple" xlink:show="embed" xlink:actuate="onLoad" loext:mime-type="image/png"/></draw:frame><text:tab/><text:tab/> <text:s/></text:h>
            </table:table-cell>
            <table:table-cell table:style-name="Tabela2.B1" office:value-type="string">
              <text:list xml:id="list747028059" text:style-name="WW8Num2">
                <text:list-item>
                  <text:h text:style-name="MP3" text:outline-level="3"/>
                </text:list-item>
              </text:list>
              <text:p text:style-name="MP4"><text:span text:style-name="MT1">Relatório de Desenvolvimento/Melhoria de Produto</text:span></text:p>
              <text:p text:style-name="MP5"><field:fieldmark text:name="__Fieldmark__884_2172032815" field:type="vnd.oasis.opendocument.field.FORMCHECKBOX"><field:param field:name="Checkbox_Checked" field:value="false"/><field:param field:name="Checkbox_HelpText" field:value=""/><field:param field:name="Checkbox_Name" field:value=""/></field:fieldmark><text:span text:style-name="MT2"><text:s/></text:span><text:span text:style-name="MT3">Desenvolvimento de novo produto RDP:</text:span><text:span text:style-name="MT4"> </text:span><text:span text:style-name="MT3">|_</text:span><text:span text:style-name="MT5">0</text:span><text:span text:style-name="MT3">_|_</text:span><text:span text:style-name="MT5">0</text:span><text:span text:style-name="MT3">_|_</text:span><text:span text:style-name="MT6">0</text:span><text:span text:style-name="MT3">_| - |_</text:span><text:span text:style-name="MT7">2</text:span><text:span text:style-name="MT3">_|_</text:span><text:span text:style-name="MT6">5</text:span><text:span text:style-name="MT3">_| <text:s text:c="12"/></text:span><text:span text:style-name="MT4"><text:s text:c="4"/></text:span></text:p>
              <text:p text:style-name="MP5"><field:fieldmark text:name="__Fieldmark__885_2172032815" field:type="vnd.oasis.opendocument.field.FORMCHECKBOX"><field:param field:name="Checkbox_HelpText" field:value=""/><field:param field:name="Checkbox_Name" field:value=""/></field:fieldmark><text:s/><text:span text:style-name="MT8">Melhoria de produto RMP:</text:span><text:span text:style-name="MT4"> </text:span><text:span text:style-name="MT3">|_</text:span><text:span text:style-name="MT5">0</text:span><text:span text:style-name="MT3">_|_</text:span><text:span text:style-name="MT5">0</text:span><text:span text:style-name="MT3">_|_</text:span><text:span text:style-name="MT6">0</text:span><text:span text:style-name="MT3">_| - |_</text:span><text:span text:style-name="MT6">2</text:span><text:span text:style-name="MT3">_|_</text:span><text:span text:style-name="MT6">5</text:span><text:span text:style-name="MT3">_|</text:span></text:p>
            </table:table-cell>
          </table:table-row>
        </table:table>
        <text:p text:style-name="MP6"/>
      </style:header>
      <style:footer>
        <text:p text:style-name="MP7">SQI 004A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 </dc:title>
    <meta:initial-creator>.</meta:initial-creator>
    <meta:creation-date>2011-07-14T14:32:00</meta:creation-date>
    <dc:date>2025-05-28T17:45:30.624000000</dc:date>
    <meta:print-date>2025-05-28T17:35:16.081000000</meta:print-date>
    <meta:editing-cycles>45</meta:editing-cycles>
    <meta:editing-duration>PT22H5M39S</meta:editing-duration>
    <meta:generator>LibreOffice/6.3.3.2$Windows_X86_64 LibreOffice_project/a64200df03143b798afd1ec74a12ab50359878ed</meta:generator>
    <meta:document-statistic meta:table-count="2" meta:image-count="1" meta:object-count="0" meta:page-count="1" meta:paragraph-count="37" meta:word-count="206" meta:character-count="1727" meta:non-whitespace-character-count="1239"/>
  </office:meta>
</office:document-meta>
</file>